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b2fb"/>
    </style:style>
    <style:style style:name="T1" style:family="text">
      <style:text-properties officeooo:rsid="001b37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rie ofertas</text:h>
      <text:h text:style-name="Heading_20_3" text:outline-level="3">Crie promoções</text:h>
      <text:p text:style-name="Text_20_body">Promocione seus itens.</text:p>
      <text:h text:style-name="Heading_20_3" text:outline-level="3">Cupom de desconto</text:h>
      <text:p text:style-name="Text_20_body">Crie cupons de descontos para seus clientes.</text:p>
      <text:h text:style-name="Heading_20_3" text:outline-level="3">Cupom individual</text:h>
      <text:p text:style-name="Text_20_body">Crie cupons de desconto para clientes específicos.</text:p>
      <text:h text:style-name="Heading_20_3" text:outline-level="3">Diferentes tipos de descontos</text:h>
      <text:p text:style-name="Text_20_body">Descontos em percentual, reais ou taxa de entrega grátis.</text:p>
      <text:h text:style-name="Heading_20_3" text:outline-level="3">Cupom de primeiro pedido</text:h>
      <text:p text:style-name="Text_20_body">Ofereça desconto no primeiro pedido.</text:p>
      <text:h text:style-name="Heading_20_3" text:outline-level="3">Cortesias</text:h>
      <text:p text:style-name="Text_20_body">Ofereça cortesias para seus clientes.</text:p>
      <text:p text:style-name="P1"/>
      <text:h text:style-name="Heading_20_2" text:outline-level="2">Gestão de clientes</text:h>
      <text:h text:style-name="Heading_20_3" text:outline-level="3">Dados dos clientes</text:h>
      <text:p text:style-name="Text_20_body">Dados dos clientes cadastrados em seu delivery (E-mail, telefone, endereço, CPF, aniversário e outros).</text:p>
      <text:h text:style-name="Heading_20_3" text:outline-level="3">Histórico e comportamento de clientes</text:h>
      <text:p text:style-name="Text_20_body">Histórico de pedidos, uso de vouchers, e outros.</text:p>
      <text:h text:style-name="Heading_20_3" text:outline-level="3">Exporte</text:h>
      <text:p text:style-name="Text_20_body">Exporte os dados a qualquer momento para CSV e Excel.</text:p>
      <text:h text:style-name="Heading_20_3" text:outline-level="3">Busca e filtros</text:h>
      <text:p text:style-name="Text_20_body">Faça buscas, ordene e filtre seus clientes.</text:p>
      <text:h text:style-name="Heading_20_3" text:outline-level="3">Endereços ilimitados</text:h>
      <text:p text:style-name="Text_20_body">Seus clientes podem criar endereços preferidos (ex: Casa, Trabalho).</text:p>
      <text:h text:style-name="Heading_20_3" text:outline-level="3">Observações sobre o cliente</text:h>
      <text:p text:style-name="Text_20_body">Crie observações internas sobre seus clientes para referências futuras.</text:p>
      <text:h text:style-name="Heading_20_2" text:outline-level="2"><text:soft-page-break/>Programa de fidelidade</text:h>
      <text:h text:style-name="Heading_20_3" text:outline-level="3">Programa de fidelidade automático</text:h>
      <text:p text:style-name="Text_20_body">Aumente a recorrência de compra dos seus clientes.</text:p>
      <text:h text:style-name="Heading_20_3" text:outline-level="3">Diferentes tipos de programas</text:h>
      <text:p text:style-name="Text_20_body">Programas de fidelidade por pontuação, valor gasto, número de pedidos ou produtos.</text:p>
      <text:h text:style-name="Heading_20_3" text:outline-level="3">Premiações</text:h>
      <text:p text:style-name="Text_20_body">Crie diferentes tipos de premiações (Descontos em percentual, valor, item do cardápio ou brinde).</text:p>
      <text:h text:style-name="Heading_20_3" text:outline-level="3">Relátorios e engajamento</text:h>
      <text:p text:style-name="Text_20_body">Acompanha o progresso e premiações de cada cliente no programa.</text:p>
      <text:p text:style-name="Text_20_body"/>
      <text:h text:style-name="Heading_20_2" text:outline-level="2">Administre seu negócio</text:h>
      <text:h text:style-name="Heading_20_3" text:outline-level="3">Ligue e desligue</text:h>
      <text:p text:style-name="Text_20_body">Abra e feche seu delivery a qualquer momento.</text:p>
      <text:h text:style-name="Heading_20_3" text:outline-level="3">Horário de delivery</text:h>
      <text:p text:style-name="Text_20_body">Defina os horários de funcionamento para seu delivery.</text:p>
      <text:h text:style-name="Heading_20_3" text:outline-level="3">Área de entrega</text:h>
      <text:p text:style-name="Text_20_body">Desenhe suas área de entrega no mapa e defina os valores para cada área.</text:p>
      <text:h text:style-name="Heading_20_3" text:outline-level="3">Entrega grátis por valor de compra</text:h>
      <text:p text:style-name="Text_20_body">Taxa de entrega grátis para compras acima de um valor.</text:p>
      <text:h text:style-name="Heading_20_3" text:outline-level="3">Pedido mínimo</text:h>
      <text:p text:style-name="Text_20_body">Defina o valor mínimo dos pedidos.</text:p>
      <text:h text:style-name="Heading_20_3" text:outline-level="3">Formas de pagamento</text:h>
      <text:p text:style-name="Text_20_body">Cadastre as formas de pagamento aceitas em seu delivery.</text:p>
      <text:h text:style-name="Heading_20_3" text:outline-level="3">Relatórios e estatísticas</text:h>
      <text:p text:style-name="Text_20_body">Relatórios de vendas, produtos, clientes, instalações dos aplicativos, estatísticas, e outros.</text:p>
      <text:h text:style-name="Heading_20_3" text:outline-level="3">Mapa de calor</text:h>
      <text:p text:style-name="Text_20_body">Veja as regiões que clientes mais pedem e onde tem demanda de pedidos mas você não atende.</text:p>
      <text:h text:style-name="Heading_20_3" text:outline-level="3"><text:soft-page-break/>Customização de layout</text:h>
      <text:p text:style-name="Text_20_body">Personalize cores, logo, background, e muito mais.</text:p>
      <text:h text:style-name="Heading_20_3" text:outline-level="3">Parametrização</text:h>
      <text:p text:style-name="Text_20_body">Permite diversas parametrizações (Abrir no cardápio, solicitar endereço primeiro, maioridade, e outros).</text:p>
      <text:p text:style-name="Text_20_body"/>
      <text:h text:style-name="Heading_20_2" text:outline-level="2">Divulgação</text:h>
      <text:h text:style-name="Heading_20_3" text:outline-level="3">Divulgador automático</text:h>
      <text:p text:style-name="Text_20_body">Ative divulgações automáticas e acompanhe os resultados.</text:p>
      <text:h text:style-name="Heading_20_3" text:outline-level="3">Push Notification</text:h>
      <text:p text:style-name="Text_20_body">Envie mensagens diretamente para o smartphone dos seus clientes.</text:p>
      <text:h text:style-name="Heading_20_3" text:outline-level="3">Divulgador manual</text:h>
      <text:p text:style-name="Text_20_body">Envie e-mails e sms personalizados para seus clientes.</text:p>
      <text:h text:style-name="Heading_20_3" text:outline-level="3">Broadcast no Messenger</text:h>
      <text:p text:style-name="Text_20_body">Envie mensagens de alta conversão para seus clientes no Facebook Messenger.</text:p>
      <text:h text:style-name="Heading_20_3" text:outline-level="3">Integração com pixel de conversão</text:h>
      <text:p text:style-name="Text_20_body">Acompanhe o resultado das suas campanhas.</text:p>
      <text:h text:style-name="Heading_20_3" text:outline-level="3">Google Analytics</text:h>
      <text:p text:style-name="Text_20_body">Acompanhe o crescimento das visitas, origem, metas e outros.</text:p>
      <text:h text:style-name="Heading_20_3" text:outline-level="3">Relatórios e estatísticas</text:h>
      <text:p text:style-name="Text_20_body">Relatórios de vendas, produtos, clientes, instalações dos aplicativos, estatísticas, e outros.</text:p>
      <text:h text:style-name="Heading_20_3" text:outline-level="3">SEO Otimizado</text:h>
      <text:p text:style-name="Text_20_body">Otimização avançada para melhorar seu posicionamento no Google.</text:p>
      <text:h text:style-name="Heading_20_3" text:outline-level="3">Google Tags Manager</text:h>
      <text:p text:style-name="Text_20_body">Insira tags de marketing diretamente pelo painel.</text:p>
      <text:h text:style-name="Heading_20_3" text:outline-level="3">Aquisição de clientes</text:h>
      <text:p text:style-name="Text_20_body">Ajudamos você na aquisição de novos clientes com técnicas avançadas de marketing digital.</text:p>
      <text:p text:style-name="Text_20_body"/>
      <text:p text:style-name="Text_20_body"/>
      <text:h text:style-name="Heading_20_2" text:outline-level="2"><text:soft-page-break/>Gerencie os pedidos</text:h>
      <text:h text:style-name="Heading_20_3" text:outline-level="3">Neemo Connect</text:h>
      <text:p text:style-name="Text_20_body">Software para recebimento de pedidos, você não precisa nem abrir o navegador.</text:p>
      <text:h text:style-name="Heading_20_3" text:outline-level="3">Notificação</text:h>
      <text:p text:style-name="Text_20_body">Alertas sonoros e notificação desktop dos pedidos.</text:p>
      <text:h text:style-name="Heading_20_3" text:outline-level="3">Impressão</text:h>
      <text:p text:style-name="Text_20_body">Imprima os pedidos na sua impressora do caixa, cozinha ou outros.</text:p>
      <text:h text:style-name="Heading_20_3" text:outline-level="3">Status do pedido</text:h>
      <text:p text:style-name="Text_20_body">Gerencie os status dos pedidos (Confirmado, Cancelado, Saiu para entrega, Pronto).</text:p>
      <text:h text:style-name="Heading_20_3" text:outline-level="3">Notifique seus clientes</text:h>
      <text:p text:style-name="Text_20_body">E-mail e push notification na tela do celular do cliente sobre o andamento do pedido.</text:p>
      <text:h text:style-name="Heading_20_3" text:outline-level="3">Pedidos por telefone</text:h>
      <text:p text:style-name="Text_20_body">Gerencie seus pedidos de telefone pela plataforma.</text:p>
      <text:h text:style-name="Heading_20_3" text:outline-level="3">Central do delivery</text:h>
      <text:p text:style-name="Text_20_body">Direcione pedidos de delivery entre suas lojas ou franqueados.</text:p>
      <text:h text:style-name="Heading_20_3" text:outline-level="3">Retirar na loja (takeout)</text:h>
      <text:p text:style-name="Text_20_body">Permita que seus clientes façam pedidos para retirar na loja.</text:p>
      <text:h text:style-name="Heading_20_3" text:outline-level="3">Pedido na mesa e fura fila</text:h>
      <text:p text:style-name="Text_20_body">Seus clientes poderão pedir e pagar na mesa fazendo a leitura de um Qrcode.</text:p>
      <text:h text:style-name="Heading_20_3" text:outline-level="3">Agendamento do pedido</text:h>
      <text:p text:style-name="Text_20_body">Permita que seus clientes possam agendar a entrega ou retirada de um pedido.</text:p>
      <text:p text:style-name="Text_20_body"/>
      <text:p text:style-name="Text_20_body"/>
      <text:h text:style-name="Heading_20_2" text:outline-level="2">Canais de Delivery</text:h>
      <text:h text:style-name="Heading_20_3" text:outline-level="3">Android e iOS</text:h>
      <text:p text:style-name="Text_20_body">Seu aplicativo nativo para Android e IOS para receber pedidos.</text:p>
      <text:h text:style-name="Heading_20_3" text:outline-level="3">Site de Delivery</text:h>
      <text:p text:style-name="Text_20_body">Receba pedidos via site ou integre com seu site.</text:p>
      <text:h text:style-name="Heading_20_3" text:outline-level="3"><text:soft-page-break/>Facebook</text:h>
      <text:p text:style-name="Text_20_body">Receba pedidos pelo Messenger com inteligência artificial e SAC.</text:p>
      <text:p text:style-name="Text_20_body"><text:span text:style-name="Strong_20_Emphasis">WhatsApp</text:span></text:p>
      <text:p text:style-name="Text_20_body">Automatize o recebimento de pedidos no WhatsApp.</text:p>
      <text:h text:style-name="Heading_20_3" text:outline-level="3">Chatbot Messenger</text:h>
      <text:p text:style-name="Text_20_body">Receba pedidos diretamente pelo Facebook com integração.</text:p>
      <text:h text:style-name="Heading_20_3" text:outline-level="3">Login com Facebook</text:h>
      <text:p text:style-name="Text_20_body">Permita seu cliente fazer login com 01 clique.</text:p>
      <text:h text:style-name="Heading_20_3" text:outline-level="3">Repetir pedidos</text:h>
      <text:p text:style-name="Text_20_body">Seu cliente pode repetir um pedido com 01 clique.</text:p>
      <text:h text:style-name="Heading_20_3" text:outline-level="3">Dominio próprio</text:h>
      <text:p text:style-name="Text_20_body">Coloque no seu domínio “seunegocio.com.br”.</text:p>
      <text:h text:style-name="Heading_20_3" text:outline-level="3">Link inteligente</text:h>
      <text:p text:style-name="Text_20_body">Identifica o smartphone do usuário e faz sugestões para aumentar a conversão em vendas.</text:p>
      <text:h text:style-name="Heading_20_3" text:outline-level="3">Integração com seu site</text:h>
      <text:p text:style-name="Text_20_body">Se já tiver um site, você pode integrar facilmente para receber pedidos.</text:p>
      <text:h text:style-name="Heading_20_3" text:outline-level="3">Sem comissões</text:h>
      <text:p text:style-name="Text_20_body">Não pague comissões sobre os pedidos.</text:p>
      <text:p text:style-name="Text_20_body"/>
      <text:p text:style-name="Text_20_body"/>
      <text:h text:style-name="Heading_20_2" text:outline-level="2">Motoboys</text:h>
      <text:h text:style-name="Heading_20_3" text:outline-level="3">Integrações Loggi e Sode</text:h>
      <text:p text:style-name="Text_20_body">Integração com empresas de motoboys.</text:p>
      <text:p text:style-name="Text_20_body"/>
      <text:p text:style-name="Text_20_body"/>
      <text:h text:style-name="Heading_20_2" text:outline-level="2">Integração com sistemas</text:h>
      <text:h text:style-name="Heading_20_3" text:outline-level="3">Comodidade para sua operação</text:h>
      <text:p text:style-name="Text_20_body">Dezenas de sistemas integrados (Colibri, Linx Degust, Bematech, e muitos outros).</text:p>
      <text:p text:style-name="Text_20_body"><text:soft-page-break/></text:p>
      <text:h text:style-name="Heading_20_2" text:outline-level="2">Suporte Premium</text:h>
      <text:h text:style-name="Heading_20_3" text:outline-level="3">Implantação</text:h>
      <text:p text:style-name="Text_20_body">Entregamos sua plataforma de delivery com tudo cadastrado para você começar a vender.</text:p>
      <text:h text:style-name="Heading_20_3" text:outline-level="3">Sucesso do cliente</text:h>
      <text:p text:style-name="Text_20_body">Você terá uma gerente de conta que vai ajudar você a crescer.</text:p>
      <text:h text:style-name="Heading_20_3" text:outline-level="3">Estabilidade</text:h>
      <text:p text:style-name="Text_20_body">Seu delivery não pode parar, nós cuidamos disso para você.</text:p>
      <text:h text:style-name="Heading_20_3" text:outline-level="3">Treinamento</text:h>
      <text:p text:style-name="Text_20_body">Sua equipe recebe treinamento sobre a plataforma com estratégias incríveis.</text:p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4:02:23.130525235</meta:creation-date>
    <dc:date>2021-07-07T08:01:48.952148024</dc:date>
    <meta:editing-duration>PT29M4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6" meta:paragraph-count="136" meta:word-count="789" meta:character-count="5252" meta:non-whitespace-character-count="4599"/>
  </office:meta>
</office:document-meta>
</file>